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AAAAA+TimesNewRomanPS-BoldMT" svg:font-family="BAAAAA+TimesNewRomanPS-BoldMT"/>
    <style:font-face style:name="DAAAAA+TimesNewRomanPSMT" svg:font-family="DAAAAA+TimesNewRomanPSMT"/>
    <style:font-face style:name="EAAAAA+OpenSymbol" svg:font-family="EAAAAA+OpenSymbol"/>
    <style:font-face style:name="OpenSymbol" svg:font-family="OpenSymbol"/>
    <style:font-face style:name="CAAAAA+TimesNewRomanPS-BoldItalicMT" svg:font-family="CAAAAA+TimesNewRomanPS-BoldItalicMT" style:font-family-generic="script"/>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22pt" style:font-name-asian="BAAAAA+TimesNewRomanPS-BoldMT" style:font-size-asian="22pt" style:font-name-complex="BAAAAA+TimesNewRomanPS-BoldMT" style:font-size-complex="22pt"/>
    </style:style>
    <style:style style:name="P2" style:family="paragraph" style:parent-style-name="Standard">
      <style:paragraph-properties fo:text-align="start" style:justify-single-word="false" style:text-autospace="none"/>
      <style:text-properties style:font-name="Times New Roman1" fo:font-size="10pt" style:font-name-asian="BAAAAA+TimesNewRomanPS-BoldMT" style:font-size-asian="10pt" style:font-name-complex="BAAAAA+TimesNewRomanPS-BoldMT" style:font-size-complex="10pt"/>
    </style:style>
    <style:style style:name="P3" style:family="paragraph" style:parent-style-name="Standard">
      <style:paragraph-properties fo:text-align="start" style:justify-single-word="false" style:text-autospace="none"/>
      <style:text-properties style:font-name="Times New Roman1" fo:font-size="10pt" fo:font-weight="bold" style:font-name-asian="BAAAAA+TimesNewRomanPS-BoldMT" style:font-size-asian="10pt" style:font-weight-asian="bold" style:font-name-complex="BAAAAA+TimesNewRomanPS-BoldMT" style:font-size-complex="10pt" style:font-weight-complex="bold"/>
    </style:style>
    <style:style style:name="P4" style:family="paragraph" style:parent-style-name="Standard">
      <style:paragraph-properties fo:text-align="start" style:justify-single-word="false" style:text-autospace="none"/>
      <style:text-properties style:font-name="Times New Roman1" fo:font-size="12pt" style:font-name-asian="DAAAAA+TimesNewRomanPSMT" style:font-size-asian="12pt" style:font-name-complex="DAAAAA+TimesNewRomanPSMT" style:font-size-complex="12pt"/>
    </style:style>
    <style:style style:name="P5" style:family="paragraph" style:parent-style-name="Standard">
      <style:paragraph-properties fo:text-align="start" style:justify-single-word="false" style:text-autospace="none"/>
      <style:text-properties style:font-name="Times New Roman1" fo:font-size="12pt" style:font-name-asian="EAAAAA+OpenSymbol" style:font-size-asian="12pt" style:font-name-complex="EAAAAA+OpenSymbol" style:font-size-complex="12pt"/>
    </style:style>
    <style:style style:name="P6" style:family="paragraph" style:parent-style-name="Standard">
      <style:paragraph-properties fo:text-align="start" style:justify-single-word="false" style:text-autospace="none"/>
      <style:text-properties style:font-name="Times New Roman1" fo:font-size="12pt" style:text-underline-style="none" style:font-name-asian="DAAAAA+TimesNewRomanPSMT" style:font-size-asian="12pt" style:font-name-complex="DAAAAA+TimesNewRomanPSMT" style:font-size-complex="12pt"/>
    </style:style>
    <style:style style:name="P7" style:family="paragraph" style:parent-style-name="Standard">
      <style:paragraph-properties style:text-autospace="none"/>
      <style:text-properties style:font-name="Times New Roman1"/>
    </style:style>
    <style:style style:name="P8" style:family="paragraph" style:parent-style-name="Standard">
      <style:paragraph-properties fo:text-align="start" style:justify-single-word="false" style:text-autospace="none"/>
      <style:text-properties style:font-name="Times New Roman1" fo:font-size="12pt" fo:font-style="italic" fo:font-weight="bold" style:font-name-asian="CAAAAA+TimesNewRomanPS-BoldItalicMT" style:font-size-asian="12pt" style:font-style-asian="italic" style:font-weight-asian="bold" style:font-name-complex="CAAAAA+TimesNewRomanPS-BoldItalicMT" style:font-size-complex="12pt" style:font-style-complex="italic" style:font-weight-complex="bold"/>
    </style:style>
    <style:style style:name="P9" style:family="paragraph" style:parent-style-name="Standard" style:list-style-name="L1">
      <style:paragraph-properties fo:text-align="start" style:justify-single-word="false" style:text-autospace="none"/>
      <style:text-properties style:font-name="Times New Roman1" fo:font-size="12pt" style:font-name-asian="DAAAAA+TimesNewRomanPSMT" style:font-size-asian="12pt" style:font-name-complex="DAAAAA+TimesNewRomanPSMT" style:font-size-complex="12pt"/>
    </style:style>
    <style:style style:name="P10" style:family="paragraph" style:parent-style-name="Standard" style:list-style-name="L2">
      <style:paragraph-properties fo:text-align="start" style:justify-single-word="false" style:text-autospace="none"/>
      <style:text-properties style:font-name="Times New Roman1" fo:font-size="12pt" style:font-name-asian="DAAAAA+TimesNewRomanPSMT" style:font-size-asian="12pt" style:font-name-complex="DAAAAA+TimesNewRomanPSMT" style:font-size-complex="12pt"/>
    </style:style>
    <style:style style:name="P11" style:family="paragraph" style:parent-style-name="Standard" style:list-style-name="L3">
      <style:paragraph-properties fo:text-align="start" style:justify-single-word="false" style:text-autospace="none"/>
      <style:text-properties style:font-name="Times New Roman1" fo:font-size="12pt" style:font-name-asian="DAAAAA+TimesNewRomanPSMT" style:font-size-asian="12pt" style:font-name-complex="DAAAAA+TimesNewRomanPSMT" style:font-size-complex="12pt"/>
    </style:style>
    <style:style style:name="P12" style:family="paragraph" style:parent-style-name="Standard">
      <style:paragraph-properties fo:text-align="start" style:justify-single-word="false" style:text-autospace="none"/>
      <style:text-properties style:font-name="Times New Roman1" fo:font-size="12pt" style:font-name-asian="DAAAAA+TimesNewRomanPSMT" style:font-size-asian="12pt" style:font-name-complex="DAAAAA+TimesNewRomanPSMT" style:font-size-complex="12pt"/>
    </style:style>
    <style:style style:name="P13" style:family="paragraph" style:parent-style-name="Standard" style:list-style-name="L3">
      <style:paragraph-properties fo:text-align="start" style:justify-single-word="false" style:text-autospace="none"/>
    </style:style>
    <style:style style:name="T1" style:family="text">
      <style:text-properties fo:font-size="12pt" style:font-size-asian="12pt" style:font-size-complex="12pt"/>
    </style:style>
    <style:style style:name="T2" style:family="text">
      <style:text-properties fo:font-size="12pt" style:font-name-asian="EAAAAA+OpenSymbol" style:font-size-asian="12pt" style:font-name-complex="EAAAAA+OpenSymbol" style:font-size-complex="12pt"/>
    </style:style>
    <style:style style:name="T3" style:family="text">
      <style:text-properties fo:font-size="12pt" style:font-name-asian="DAAAAA+TimesNewRomanPSMT" style:font-size-asian="12pt" style:font-name-complex="DAAAAA+TimesNewRomanPSMT" style:font-size-complex="12pt"/>
    </style:style>
    <style:style style:name="T4" style:family="text">
      <style:text-properties fo:font-size="12pt" fo:font-style="italic" style:font-name-asian="CAAAAA+TimesNewRomanPS-BoldItalicMT" style:font-size-asian="12pt" style:font-style-asian="italic" style:font-name-complex="CAAAAA+TimesNewRomanPS-BoldItalicMT" style:font-size-complex="12pt" style:font-style-complex="italic"/>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style:text-underline-style="solid" style:text-underline-width="auto" style:text-underline-color="font-color"/>
    </style:style>
    <style:style style:name="T8" style:family="text">
      <style:text-properties style:font-name-asian="EAAAAA+OpenSymbol" style:font-name-complex="EAAAAA+OpenSymbo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atio, osa 1</text:p>
      <text:p text:style-name="P1"/>
      <text:p text:style-name="P1"/>
      <text:p text:style-name="P3"><text:span text:style-name="T6">aihe:</text:span><text:span text:style-name="T1"> </text:span><text:span text:style-name="T4">vesistömallijärjestelmä</text:span></text:p>
      <text:p text:style-name="P4">Yksinkertainen vesistömallijärjestelmä kuvaa määriteltyjen vesistöjen nestetasetta, eli veden sisään</text:p>
      <text:p text:style-name="P4">ja ulosvirtausta järvessä tai lammessa. Vesistömallijärjestelmällä voidaan tehdä hydrologisia ennusteita ja reaaliaikaista seurantaa. Oikeasti nämä mallit voivat perustua esimerkiksi valuma-aluemalliin tai saada tietonsa joen virtauksesta kiinteistä hydrologisista asemista jotka ilmoittavat joen virtausnopeuden tietyssä pisteessä. Joen virtauspinta-alasta ja nopeudesta laskemalla saadaan vuo, eli virtaava vesimäärä tietyssä aikayksikössä. </text:p>
      <text:p text:style-name="P4">Tässä mallissa virtausta kuvaava luku kertoo virtauksen vuorokaudessa. Tämä järjestelmä koostuu ensimmäisessä vaiheessa järvistä, joihin voi lisätä tai poistaa siihen laskevia jokia. Vesistömallijärjestelmän avulla voidaan pitää kirjaa eri joista, sekä saada tuloksena tietyn järven vesitase, kun siihen liittyvät joet tunnetaan. </text:p>
      <text:p text:style-name="P4">Myöhemmin malliin voidaan liittää myös vaativampia fysikaalisia laskutoimituksia tai muita suureita mittaamaan vesitasetta järvessä (esim. Auringon aiheuttama haihtuminen veden pinnalta, sateen ja lumen vaikutus vesitaseeseen, interaktiivinen karttasovellus).</text:p>
      <text:p text:style-name="P4"/>
      <text:p text:style-name="P3"><text:span text:style-name="T6">Käyttäjät:</text:span><text:span text:style-name="T1"> </text:span><text:span text:style-name="T4">tutkija </text:span><text:span text:style-name="T5">ja </text:span><text:span text:style-name="T4">opiskelija</text:span></text:p>
      <text:p text:style-name="P8"/>
      <text:p text:style-name="P4">tutkijan <text:span text:style-name="T7">toiminnot:</text:span></text:p>
      <text:p text:style-name="P2"><text:span text:style-name="T2"><text:tab/>– </text:span><text:span text:style-name="T3">järjestelmään kirjautuminen</text:span></text:p>
      <text:p text:style-name="P2"><text:span text:style-name="T2"><text:tab/><text:tab/>– </text:span><text:span text:style-name="T3">onnistuu, jos käyttäjätunnus ja salasana oikein</text:span></text:p>
      <text:p text:style-name="P2"><text:span text:style-name="T2"><text:tab/>– </text:span><text:span text:style-name="T3">uuden joen tai padon lisääminen</text:span></text:p>
      <text:list xml:id="list1909698486" text:style-name="L1">
        <text:list-item>
          <text:list>
            <text:list-item>
              <text:list>
                <text:list-item>
                  <text:p text:style-name="P9">onnistuu, jos jokea ei ole jo olemassa</text:p>
                </text:list-item>
                <text:list-item>
                  <text:p text:style-name="P9">padon lisääminen tarkoittaa siis käytännössä joen “poistamista”</text:p>
                </text:list-item>
              </text:list>
            </text:list-item>
          </text:list>
        </text:list-item>
      </text:list>
      <text:p text:style-name="P2"><text:span text:style-name="T2"><text:tab/>– </text:span><text:span text:style-name="T3">virtauksen lisääminen tai vähentäminen joessa</text:span></text:p>
      <text:list xml:id="list415472180" text:style-name="L2">
        <text:list-item>
          <text:list>
            <text:list-item>
              <text:list>
                <text:list-item>
                  <text:p text:style-name="P10">vähentäminen onnistuu, jos joen virtaus &gt; 0 ja vähennettävä &lt; järven vesitase</text:p>
                </text:list-item>
                <text:list-item>
                  <text:p text:style-name="P10">lisääminen onnistuu, mikäli antaa positiivisen luvun</text:p>
                </text:list-item>
              </text:list>
            </text:list-item>
          </text:list>
        </text:list-item>
      </text:list>
      <text:p text:style-name="P2"><text:span text:style-name="T2"><text:tab/>– </text:span><text:span text:style-name="T3">järvien listaus vesitaseineen ja jokineen</text:span></text:p>
      <text:p text:style-name="P2"><text:span text:style-name="T2"><text:tab/>– </text:span><text:span text:style-name="T3">jokien listaus virtauksineen</text:span></text:p>
      <text:p text:style-name="P5"><text:tab/>–</text:p>
      <text:p text:style-name="P4">opiskelijan <text:span text:style-name="T7">toiminnot:</text:span></text:p>
      <text:p text:style-name="P6"><text:tab/><text:span text:style-name="T8">–</text:span> järjestelmään kirjautuminen onnistuu, kun painaa Enteriä kaksi kertaa (jättäen <text:tab/>käyttäjätunnus- ja salasanakentät tyhjiksi)</text:p>
      <text:p text:style-name="P2"><text:span text:style-name="T2"><text:tab/>– </text:span><text:span text:style-name="T3">järvien listaus vesitaseineen ja jokineen</text:span></text:p>
      <text:p text:style-name="P2"><text:span text:style-name="T2"><text:tab/>– </text:span><text:span text:style-name="T3">jokien listaus</text:span></text:p>
      <text:p text:style-name="P2"><text:span text:style-name="T2"><text:tab/>– </text:span><text:span text:style-name="T3">järven tai joen etsiminen nimellä</text:span></text:p>
      <text:list xml:id="list374438785" text:style-name="L3">
        <text:list-item>
          <text:p text:style-name="P13">onnistuu, jos löytyy listasta</text:p>
        </text:list-item>
        <text:list-item>
          <text:p text:style-name="P11"/>
        </text:list-item>
      </text:list>
      <text:p text:style-name="P4">kaikkien käyttäjien <text:span text:style-name="T7">toiminnot:</text:span></text:p>
      <text:p text:style-name="P2"><text:span text:style-name="T2"><text:tab/>– </text:span><text:span text:style-name="T3">järvien listaus vesitaseineen ja jokineen</text:span></text:p>
      <text:p text:style-name="P2"><text:span text:style-name="T2"><text:tab/>– </text:span><text:span text:style-name="T3">jokien listaus</text:span></text:p>
      <text:p text:style-name="P2"><text:span text:style-name="T2"><text:tab/>– </text:span><text:span text:style-name="T3">järven tai joen etsiminen nimellä</text:span></text:p>
      <text:p text:style-name="P7"><text:span text:style-name="T2"><text:tab/><text:tab/>– </text:span><text:span text:style-name="T3">onnistuu, jos löytyy lista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AAAAA+TimesNewRomanPS-BoldMT" svg:font-family="BAAAAA+TimesNewRomanPS-BoldMT"/>
    <style:font-face style:name="DAAAAA+TimesNewRomanPSMT" svg:font-family="DAAAAA+TimesNewRomanPSMT"/>
    <style:font-face style:name="EAAAAA+OpenSymbol" svg:font-family="EAAAAA+OpenSymbol"/>
    <style:font-face style:name="OpenSymbol" svg:font-family="OpenSymbol"/>
    <style:font-face style:name="CAAAAA+TimesNewRomanPS-BoldItalicMT" svg:font-family="CAAAAA+TimesNewRomanPS-BoldItalicMT" style:font-family-generic="script"/>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a Leponiemi</meta:initial-creator>
    <meta:creation-date>2012-05-24T15:30:13</meta:creation-date>
    <dc:date>2012-05-24T17:29:05</dc:date>
    <dc:creator>Laura Leponiemi</dc:creator>
    <meta:editing-duration>PT00H23M49S</meta:editing-duration>
    <meta:editing-cycles>2</meta:editing-cycles>
    <meta:generator>OpenOffice.org/3.2$Unix OpenOffice.org_project/320m12$Build-9483</meta:generator>
    <meta:document-statistic meta:table-count="0" meta:image-count="0" meta:object-count="0" meta:page-count="1" meta:paragraph-count="30" meta:word-count="262" meta:character-count="2141"/>
  </office:meta>
</office:document-meta>
</file>